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 office:value="10.0" office:value-type="float" table:style-name="transparent_fiat"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 office:value="490.0" office:value-type="float" table:style-name="transparent_fiat"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727.80078125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3346.6875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2534.40234375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7444.5703125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2T14:18:34.547557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